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rlito1" svg:font-family="Carlito" style:font-family-generic="swiss"/>
    <style:font-face style:name="Lato Light" svg:font-family="'Lato Light'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 Mono CJK SC Bold" svg:font-family="'Noto Sans Mono CJK SC Bold'" style:font-family-generic="swiss" style:font-pitch="variable"/>
    <style:font-face style:name="Noto Sans Mono CJK SC Bold1" svg:font-family="'Noto Sans Mono CJK SC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277b" officeooo:paragraph-rsid="0019277b"/>
    </style:style>
    <style:style style:name="P2" style:family="paragraph" style:parent-style-name="Standard" style:list-style-name="L1">
      <style:text-properties officeooo:paragraph-rsid="0019277b"/>
    </style:style>
    <style:style style:name="P3" style:family="paragraph" style:parent-style-name="Standard" style:list-style-name="L1">
      <style:text-properties officeooo:paragraph-rsid="0019e529"/>
    </style:style>
    <style:style style:name="P4" style:family="paragraph" style:parent-style-name="Standard" style:list-style-name="L1">
      <style:text-properties officeooo:paragraph-rsid="001a0b34"/>
    </style:style>
    <style:style style:name="P5" style:family="paragraph" style:parent-style-name="Standard" style:list-style-name="L2">
      <style:text-properties officeooo:paragraph-rsid="0019277b"/>
    </style:style>
    <style:style style:name="P6" style:family="paragraph" style:parent-style-name="Standard" style:list-style-name="L1">
      <style:text-properties officeooo:rsid="0019e529" officeooo:paragraph-rsid="0019e529"/>
    </style:style>
    <style:style style:name="P7" style:family="paragraph" style:parent-style-name="Standard">
      <style:text-properties officeooo:rsid="0019e529" officeooo:paragraph-rsid="0019e529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9277b"/>
    </style:style>
    <style:style style:name="P9" style:family="paragraph" style:parent-style-name="Standard" style:list-style-name="L1">
      <style:text-properties officeooo:rsid="001a0b34" officeooo:paragraph-rsid="001a0b34"/>
    </style:style>
    <style:style style:name="P10" style:family="paragraph" style:parent-style-name="Standard">
      <style:text-properties officeooo:rsid="001a0b34" officeooo:paragraph-rsid="001a0b34"/>
    </style:style>
    <style:style style:name="P11" style:family="paragraph" style:parent-style-name="Standard" style:list-style-name="L3">
      <style:text-properties officeooo:rsid="001a0b34" officeooo:paragraph-rsid="001d6f85"/>
    </style:style>
    <style:style style:name="P12" style:family="paragraph" style:parent-style-name="Standard" style:list-style-name="L1">
      <style:text-properties officeooo:rsid="001a1094" officeooo:paragraph-rsid="001a1094"/>
    </style:style>
    <style:style style:name="P13" style:family="paragraph" style:parent-style-name="Standard">
      <style:text-properties officeooo:rsid="001a1094" officeooo:paragraph-rsid="001a1094"/>
    </style:style>
    <style:style style:name="P14" style:family="paragraph" style:parent-style-name="Standard">
      <style:text-properties officeooo:rsid="001b89b3" officeooo:paragraph-rsid="001b89b3"/>
    </style:style>
    <style:style style:name="P15" style:family="paragraph" style:parent-style-name="Standard">
      <style:text-properties officeooo:rsid="001d6f85" officeooo:paragraph-rsid="001d6f85"/>
    </style:style>
    <style:style style:name="P16" style:family="paragraph" style:parent-style-name="Standard" style:list-style-name="L3">
      <style:text-properties officeooo:rsid="001d6f85" officeooo:paragraph-rsid="001d6f85"/>
    </style:style>
    <style:style style:name="P17" style:family="paragraph" style:parent-style-name="Standard" style:list-style-name="L3">
      <style:text-properties officeooo:rsid="001d6f85" officeooo:paragraph-rsid="001f9c0d"/>
    </style:style>
    <style:style style:name="P18" style:family="paragraph" style:parent-style-name="Standard">
      <style:text-properties officeooo:rsid="001d6f85" officeooo:paragraph-rsid="001e93fa"/>
    </style:style>
    <style:style style:name="P19" style:family="paragraph" style:parent-style-name="Standard" style:list-style-name="L3">
      <style:text-properties officeooo:rsid="001e93fa" officeooo:paragraph-rsid="001e93fa"/>
    </style:style>
    <style:style style:name="P20" style:family="paragraph" style:parent-style-name="Standard">
      <style:text-properties officeooo:rsid="001e93fa" officeooo:paragraph-rsid="001e93fa"/>
    </style:style>
    <style:style style:name="P21" style:family="paragraph" style:parent-style-name="Standard" style:list-style-name="L3">
      <style:text-properties officeooo:rsid="001f9c0d" officeooo:paragraph-rsid="001f9c0d"/>
    </style:style>
    <style:style style:name="P22" style:family="paragraph" style:parent-style-name="Standard">
      <style:text-properties officeooo:rsid="001f9c0d" officeooo:paragraph-rsid="001f9c0d"/>
    </style:style>
    <style:style style:name="P23" style:family="paragraph" style:parent-style-name="Standard" style:list-style-name="L4">
      <style:text-properties style:font-name="Carlito1" officeooo:rsid="001f9c0d" officeooo:paragraph-rsid="001f9c0d"/>
    </style:style>
    <style:style style:name="P24" style:family="paragraph" style:parent-style-name="Standard">
      <style:text-properties style:font-name="Carlito1" officeooo:rsid="001f9c0d" officeooo:paragraph-rsid="001f9c0d"/>
    </style:style>
    <style:style style:name="P25" style:family="paragraph" style:parent-style-name="Standard" style:list-style-name="L6">
      <style:text-properties style:font-name="Carlito1" officeooo:rsid="00210c8b" officeooo:paragraph-rsid="00210c8b"/>
    </style:style>
    <style:style style:name="P26" style:family="paragraph" style:parent-style-name="Standard">
      <style:text-properties style:font-name="Noto Sans Mono CJK SC Bold1" officeooo:rsid="001f9c0d" officeooo:paragraph-rsid="001f9c0d"/>
    </style:style>
    <style:style style:name="T1" style:family="text">
      <style:text-properties officeooo:rsid="0019277b"/>
    </style:style>
    <style:style style:name="T2" style:family="text">
      <style:text-properties officeooo:rsid="0019e529"/>
    </style:style>
    <style:style style:name="T3" style:family="text">
      <style:text-properties style:font-name="Noto Sans Mono CJK SC Bold" officeooo:rsid="0019277b"/>
    </style:style>
    <style:style style:name="T4" style:family="text">
      <style:text-properties style:font-name="Noto Sans Mono CJK SC Bold" officeooo:rsid="001a0b34"/>
    </style:style>
    <style:style style:name="T5" style:family="text">
      <style:text-properties style:font-name="Noto Sans Mono CJK SC Bold" officeooo:rsid="001d4b29"/>
    </style:style>
    <style:style style:name="T6" style:family="text">
      <style:text-properties officeooo:rsid="001a0b34"/>
    </style:style>
    <style:style style:name="T7" style:family="text">
      <style:text-properties officeooo:rsid="001a1094"/>
    </style:style>
    <style:style style:name="T8" style:family="text">
      <style:text-properties style:font-name="Carlito1"/>
    </style:style>
    <style:style style:name="T9" style:family="text">
      <style:text-properties style:font-name="Carlito1" officeooo:rsid="001d6f85"/>
    </style:style>
    <style:style style:name="T10" style:family="text">
      <style:text-properties style:font-name="Carlito1" officeooo:rsid="001e93fa"/>
    </style:style>
    <style:style style:name="T11" style:family="text">
      <style:text-properties style:font-name="Carlito1" officeooo:rsid="001f9c0d"/>
    </style:style>
    <style:style style:name="T12" style:family="text">
      <style:text-properties style:font-name="Noto Sans Mono CJK SC Bold1"/>
    </style:style>
    <style:style style:name="T13" style:family="text">
      <style:text-properties officeooo:rsid="00210c8b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pe of project:-</text:p>
      <text:p text:style-name="P1"/>
      <text:list xml:id="list906089673" text:style-name="L2">
        <text:list-header>
          <text:p text:style-name="P8"><text:span text:style-name="T3">Find &amp; Request:-</text:span><text:span text:style-name="T1"> </text:span></text:p>
          <text:p text:style-name="P5"/>
        </text:list-header>
      </text:list>
      <text:list xml:id="list3815090605" text:style-name="L1">
        <text:list-item>
          <text:p text:style-name="P3"><text:span text:style-name="T2">Users are provided the facility to select the dates </text:span></text:p>
          <text:p text:style-name="P3"><text:span text:style-name="T1">on which they want to borrow the vehicles on a standardized </text:span></text:p>
          <text:p text:style-name="P3"><text:span text:style-name="T1">payment basis.</text:span> <text:s/></text:p>
          <text:p text:style-name="P3"><text:s text:c="4"/><text:tab/></text:p>
        </text:list-item>
        <text:list-item>
          <text:p text:style-name="P6">Users are also given the option to select the mode of </text:p>
          <text:p text:style-name="P6">transport they want to rent,the options we are providing are</text:p>
          <text:p text:style-name="P4"><text:span text:style-name="T2">Car and Bike</text:span></text:p>
          <text:p text:style-name="P4"/>
          <text:p text:style-name="P4"><text:span text:style-name="T4">Explore &amp; Search:-</text:span><text:span text:style-name="T6"> </text:span></text:p>
          <text:p text:style-name="P9"/>
        </text:list-item>
        <text:list-item>
          <text:p text:style-name="P4"><text:span text:style-name="T6">Based on the dates they searched for ,they are provided </text:span></text:p>
          <text:p text:style-name="P4"><text:span text:style-name="T6">with fleet of cars and bikes depending on choice of mode of transport</text:span> <text:s/></text:p>
          <text:p text:style-name="P4"><text:s text:c="4"/><text:tab/></text:p>
        </text:list-item>
        <text:list-item>
          <text:p text:style-name="P9">Users are also facilitated with an option to search </text:p>
          <text:p text:style-name="P9">for the bike he wants ,or can <text:s/>explore the range of </text:p>
          <text:p text:style-name="P9">bikes he is provided with.</text:p>
          <text:p text:style-name="P9"/>
        </text:list-item>
        <text:list-item>
          <text:p text:style-name="P9">Users are <text:span text:style-name="T7">also </text:span>provide<text:span text:style-name="T7">d basic information about </text:span></text:p>
          <text:p text:style-name="P12">vehicle such as fare details,mileage details etc.</text:p>
        </text:list-item>
      </text:list>
      <text:p text:style-name="P13"/>
      <text:p text:style-name="P14"><text:s text:c="5"/><text:span text:style-name="T5">Select &amp; Confirm</text:span></text:p>
      <text:p text:style-name="P15"><text:span text:style-name="T5"/></text:p>
      <text:list xml:id="list4159756340" text:style-name="L3">
        <text:list-item>
          <text:p text:style-name="P11"><text:span text:style-name="T9">Based on criteria and requirements users demand ,</text:span></text:p>
          <text:p text:style-name="P11"><text:span text:style-name="T9">they can select and confirm the vehicle.</text:span></text:p>
          <text:p text:style-name="P11"><text:span text:style-name="T9"/></text:p>
        </text:list-item>
        <text:list-item>
          <text:p text:style-name="P16"><text:span text:style-name="T8">Once the </text:span><text:span text:style-name="T10">selection</text:span><text:span text:style-name="T8"> is done,users are requested to </text:span></text:p>
          <text:p text:style-name="P17"><text:span text:style-name="T8">submit their Driver’s license </text:span><text:span text:style-name="T10">(soft copy)</text:span><text:span text:style-name="T8"> </text:span><text:span text:style-name="T10">to confirm </text:span></text:p>
          <text:p text:style-name="P17"><text:span text:style-name="T10">the booking.</text:span></text:p>
        </text:list-item>
      </text:list>
      <text:p text:style-name="P20"><text:span text:style-name="T8"/></text:p>
      <text:list xml:id="list201928175975082" text:continue-numbering="true" text:style-name="L3">
        <text:list-item>
          <text:p text:style-name="P19"><text:span text:style-name="T8">This hosts a feature to formally verify the submitted</text:span></text:p>
          <text:p text:style-name="P19"><text:span text:style-name="T8">documents </text:span><text:span text:style-name="T11">to develop a choice to accept or reject the </text:span></text:p>
          <text:p text:style-name="P21"><text:span text:style-name="T8">request of user at first level.</text:span></text:p>
        </text:list-item>
      </text:list>
      <text:p text:style-name="P22"><text:span text:style-name="T8"/></text:p>
      <text:p text:style-name="P22"><text:span text:style-name="T8"><text:s text:c="2"/></text:span><text:span text:style-name="T12"><text:s/>Payment:-</text:span></text:p>
      <text:p text:style-name="P22"><text:span text:style-name="T12"/></text:p>
      <text:list xml:id="list3629363616" text:style-name="L4">
        <text:list-item>
          <text:p text:style-name="P23">Supports both online(credit,debit,<text:span text:style-name="T13">net banking</text:span> etc …)</text:p>
          <text:p text:style-name="P23"><text:s/>and offline mode of payment.</text:p>
        </text:list-item>
      </text:list>
      <text:p text:style-name="P24"><text:s/></text:p>
      <text:p text:style-name="P26"><text:s text:c="2"/>Cancellation:-</text:p>
      <text:p text:style-name="P26"><text:s text:c="3"/></text:p>
      <text:list xml:id="list3213701127" text:style-name="L6">
        <text:list-item>
          <text:p text:style-name="P25">Users are also provided an option to cancel </text:p>
          <text:p text:style-name="P25">their booking provided if it’s done before a </text:p>
          <text:p text:style-name="P25">definite prior time.</text:p>
        </text:list-item>
        <text:list-item>
          <text:p text:style-name="P25">If it’s already paid the amount is refunded ,</text:p>
          <text:p text:style-name="P25">but refunded amount depends how prior it is cancelled.</text:p>
          <text:p text:style-name="P25"><text:soft-page-break/></text:p>
        </text:list-item>
      </text:list>
      <text:p text:style-name="P18"><text:span text:style-name="T10"/></text:p>
      <text:p text:style-name="P18"><text:span text:style-name="T10"/></text:p>
      <text:list xml:id="list201929428572668" text:continue-list="list201928175975082" text:style-name="L3">
        <text:list-header>
          <text:p text:style-name="P16"><text:span text:style-name="T10"/></text:p>
          <text:p text:style-name="P19"><text:span text:style-name="T8"/></text:p>
        </text:list-header>
      </text:list>
      <text:p text:style-name="P7"/>
      <text:p text:style-name="P7"/>
      <text:list xml:id="list201928260392960" text:continue-list="list3815090605" text:style-name="L1">
        <text:list-header>
          <text:p text:style-name="P3"><text:s/></text:p>
          <text:p text:style-name="P2"><text:s text:c="2"/></text:p>
        </text:list-header>
      </text:list>
      <text:p text:style-name="P10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rlito1" svg:font-family="Carlito" style:font-family-generic="swiss"/>
    <style:font-face style:name="Lato Light" svg:font-family="'Lato Light'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 Mono CJK SC Bold" svg:font-family="'Noto Sans Mono CJK SC Bold'" style:font-family-generic="swiss" style:font-pitch="variable"/>
    <style:font-face style:name="Noto Sans Mono CJK SC Bold1" svg:font-family="'Noto Sans Mono CJK SC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8:16:45.141305384</meta:creation-date>
    <dc:title>Modern</dc:title>
    <meta:generator>LibreOffice/6.0.6.2$Linux_X86_64 LibreOffice_project/00m0$Build-2</meta:generator>
    <meta:editing-duration>PT22S</meta:editing-duration>
    <meta:editing-cycles>2</meta:editing-cycles>
    <dc:date>2018-11-03T20:19:27.914017941</dc:date>
    <meta:document-statistic meta:table-count="0" meta:image-count="0" meta:object-count="0" meta:page-count="2" meta:paragraph-count="49" meta:word-count="270" meta:character-count="1402" meta:non-whitespace-character-count="1160"/>
    <meta:template xlink:type="simple" xlink:actuate="onRequest" xlink:title="Modern" xlink:href="../../../usr/lib/libreoffice/share/template/common/styles/Modern.ott" meta:date="2018-11-03T18:16:44.350240434"/>
  </office:meta>
</office:document-meta>
</file>